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宋体" svg:font-family="宋体, SimSun" style:font-pitch="variable"/>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left="0in" fo:padding-right="0in" fo:padding-top="0in" fo:padding-bottom="0.0138in" fo:border="none"/>
    </style:style>
    <style:style style:name="P2" style:family="paragraph" style:parent-style-name="Standard">
      <style:paragraph-properties fo:text-align="start" style:justify-single-word="false"/>
      <style:text-properties fo:font-size="15pt" fo:font-weight="normal" style:font-size-asian="15pt" style:font-weight-asian="normal" style:font-size-complex="15pt"/>
    </style:style>
    <style:style style:name="P3" style:family="paragraph" style:parent-style-name="Standard">
      <style:paragraph-properties fo:text-align="start" style:justify-single-word="false"/>
      <style:text-properties fo:font-size="15pt" fo:font-weight="normal" officeooo:paragraph-rsid="0005ec70" style:font-size-asian="15pt" style:font-weight-asian="normal" style:font-size-complex="15pt"/>
    </style:style>
    <style:style style:name="P4" style:family="paragraph" style:parent-style-name="Standard">
      <style:paragraph-properties fo:text-align="start" style:justify-single-word="false"/>
      <style:text-properties fo:font-size="15pt" fo:font-weight="normal" officeooo:paragraph-rsid="0008a95d" style:font-size-asian="15pt" style:font-weight-asian="normal" style:font-size-complex="15pt"/>
    </style:style>
    <style:style style:name="P5" style:family="paragraph" style:parent-style-name="Subtitle">
      <style:paragraph-properties fo:text-align="start" style:justify-single-word="false"/>
    </style:style>
    <style:style style:name="P6" style:family="paragraph" style:parent-style-name="Subtitle">
      <style:paragraph-properties fo:text-align="start" style:justify-single-word="false"/>
      <style:text-properties fo:font-size="15pt" fo:font-weight="normal" style:font-size-asian="15pt" style:font-weight-asian="normal" style:font-size-complex="15pt"/>
    </style:style>
    <style:style style:name="P7" style:family="paragraph" style:parent-style-name="Subtitle">
      <style:paragraph-properties fo:text-align="start" style:justify-single-word="false"/>
      <style:text-properties fo:font-size="15pt" fo:font-style="italic" fo:font-weight="normal" style:font-size-asian="15pt" style:font-style-asian="italic" style:font-weight-asian="normal" style:font-size-complex="15pt"/>
    </style:style>
    <style:style style:name="P8" style:family="paragraph" style:parent-style-name="Standard" style:list-style-name="L1">
      <style:paragraph-properties fo:text-align="start" style:justify-single-word="false"/>
      <style:text-properties officeooo:paragraph-rsid="0005ec70"/>
    </style:style>
    <style:style style:name="P9" style:family="paragraph" style:parent-style-name="Standard" style:list-style-name="L1">
      <style:paragraph-properties fo:text-align="start" style:justify-single-word="false"/>
      <style:text-properties fo:font-weight="bold" officeooo:paragraph-rsid="0005ec70" style:font-weight-asian="bold" style:font-weight-complex="bold"/>
    </style:style>
    <style:style style:name="P10" style:family="paragraph" style:parent-style-name="Standard">
      <style:paragraph-properties fo:text-align="start" style:justify-single-word="false"/>
      <style:text-properties fo:font-size="15pt" fo:font-weight="normal" officeooo:rsid="0008a95d" officeooo:paragraph-rsid="0008a95d" style:font-size-asian="15pt" style:font-weight-asian="normal" style:font-size-complex="15pt"/>
    </style:style>
    <style:style style:name="P11" style:family="paragraph" style:parent-style-name="Standard">
      <style:paragraph-properties fo:text-align="start" style:justify-single-word="false"/>
      <style:text-properties fo:font-size="15pt" fo:font-weight="normal" officeooo:rsid="0005ec70" officeooo:paragraph-rsid="0008a95d" style:font-size-asian="15pt" style:font-weight-asian="normal" style:font-size-complex="15pt"/>
    </style:style>
    <style:style style:name="P12" style:family="paragraph" style:parent-style-name="Standard">
      <style:paragraph-properties fo:text-align="start" style:justify-single-word="false"/>
      <style:text-properties fo:font-size="15pt" fo:font-weight="normal" officeooo:rsid="000c866c" officeooo:paragraph-rsid="000c866c" style:font-size-asian="15pt" style:font-weight-asian="normal" style:font-size-complex="15pt"/>
    </style:style>
    <style:style style:name="P13" style:family="paragraph" style:parent-style-name="Standard">
      <style:paragraph-properties fo:text-align="start" style:justify-single-word="false"/>
      <style:text-properties fo:font-size="15pt" fo:font-weight="normal" officeooo:rsid="000ce627" officeooo:paragraph-rsid="000ce627" style:font-size-asian="15pt" style:font-weight-asian="normal" style:font-size-complex="15pt"/>
    </style:style>
    <style:style style:name="P14" style:family="paragraph" style:parent-style-name="Standard">
      <style:paragraph-properties fo:text-align="start" style:justify-single-word="false"/>
      <style:text-properties fo:font-size="15pt" fo:font-weight="normal" officeooo:paragraph-rsid="000c866c" style:font-size-asian="15pt" style:font-weight-asian="normal" style:font-size-complex="15pt"/>
    </style:style>
    <style:style style:name="P15" style:family="paragraph" style:parent-style-name="Heading_20_1" style:master-page-name="Standard">
      <style:paragraph-properties style:page-number="auto"/>
    </style:style>
    <style:style style:name="P16" style:family="paragraph" style:parent-style-name="Preformatted_20_Text">
      <style:paragraph-properties fo:text-align="start" style:justify-single-word="false"/>
      <style:text-properties officeooo:rsid="000c866c" officeooo:paragraph-rsid="000c866c"/>
    </style:style>
    <style:style style:name="T1" style:family="text">
      <style:text-properties fo:font-style="italic" style:font-style-asian="italic"/>
    </style:style>
    <style:style style:name="T2" style:family="text">
      <style:text-properties fo:font-size="15pt" fo:font-weight="normal" style:font-size-asian="15pt" style:font-weight-asian="normal" style:font-size-complex="15pt"/>
    </style:style>
    <style:style style:name="T3" style:family="text">
      <style:text-properties fo:font-size="15pt" fo:font-weight="normal" officeooo:rsid="0005ec70" style:font-size-asian="15pt" style:font-weight-asian="normal" style:font-size-complex="15pt"/>
    </style:style>
    <style:style style:name="T4" style:family="text">
      <style:text-properties fo:font-size="15pt" fo:font-weight="normal" officeooo:rsid="0005ec70" style:font-size-asian="15pt" style:font-weight-asian="normal" style:font-size-complex="15pt" style:font-weight-complex="normal"/>
    </style:style>
    <style:style style:name="T5" style:family="text">
      <style:text-properties fo:font-size="15pt" fo:font-style="italic" fo:font-weight="normal" style:font-size-asian="15pt" style:font-style-asian="italic" style:font-weight-asian="normal" style:font-size-complex="15pt"/>
    </style:style>
    <style:style style:name="T6" style:family="text">
      <style:text-properties fo:font-size="15pt" fo:font-weight="bold" officeooo:rsid="0005ec70" style:font-size-asian="15pt" style:font-weight-asian="bold" style:font-size-complex="15pt" style:font-weight-complex="bold"/>
    </style:style>
    <style:style style:name="T7" style:family="text">
      <style:text-properties fo:font-size="15pt" officeooo:rsid="0005ec70" style:font-size-asian="15pt" style:font-size-complex="15pt"/>
    </style:style>
    <style:style style:name="T8" style:family="text">
      <style:text-properties officeooo:rsid="0005ec70"/>
    </style:style>
    <style:style style:name="T9" style:family="text">
      <style:text-properties fo:font-weight="bold" officeooo:rsid="0008a95d" style:font-weight-asian="bold" style:font-weight-complex="bold"/>
    </style:style>
    <style:style style:name="T10" style:family="text">
      <style:text-properties fo:font-weight="bold" officeooo:rsid="0005ec70" style:font-weight-asian="bold" style:font-weight-complex="bold"/>
    </style:style>
    <style:style style:name="T11" style:family="text">
      <style:text-properties fo:font-weight="bold" officeooo:rsid="000c866c" style:font-weight-asian="bold" style:font-weight-complex="bold"/>
    </style:style>
    <style:style style:name="T12" style:family="text">
      <style:text-properties officeooo:rsid="0008a95d"/>
    </style:style>
    <style:style style:name="T13" style:family="text">
      <style:text-properties officeooo:rsid="000c866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Lab 3: Number Storage Lab</text:h>
      <text:h text:style-name="Heading_20_2" text:outline-level="2">1 Introduction</text:h>
      <text:p text:style-name="P6">This lab extends previous labs. It will immerse you in a problem context, which will require you to apply the theoretical concepts taught in the C language course. This will help you to develop basic skills needed to become a device level system developers and digital system designer. While going through this lab concentrate on developing a good understanding of the problem context, as it is a fundamental requirement for becoming a skilled system designer or application developer.</text:p>
      <text:h text:style-name="Heading_20_2" text:outline-level="2">2 Type</text:h>
      <text:p text:style-name="P6">This is an individual project. </text:p>
      <text:h text:style-name="Heading_20_2" text:outline-level="2">3 Instructions</text:h>
      <text:p text:style-name="P6">You are provided with the C program. This code (file name <text:soft-page-break/>“lab3.c”) is available from the course materials. </text:p>
      <text:p text:style-name="Standard"/>
      <text:p text:style-name="P7">Activities to do- </text:p>
      <text:p text:style-name="P6">a) Using less than 4 sentences, explain what function/action, the two statements marked with “Tag 1” and “Tag 2” perform. </text:p>
      <text:list xml:id="list4048466849" text:style-name="L1">
        <text:list-item>
          <text:p text:style-name="P8"><text:span text:style-name="T6">Tag 1</text:span><text:span text:style-name="T3"> initialize an integer called int_var;</text:span></text:p>
        </text:list-item>
        <text:list-item>
          <text:p text:style-name="P9"><text:span text:style-name="T7">Tag 2</text:span><text:span text:style-name="T4"> </text:span><text:span text:style-name="T7"><text:s/></text:span><text:span text:style-name="T4">show the size of an integer memory space in bytes and bits respectively, then print it to “stdout” by “printf()”.</text:span></text:p>
        </text:list-item>
      </text:list>
      <text:p text:style-name="P6">b) Compile and run this program with “gcc” on the Linux machine.</text:p>
      <text:p text:style-name="P6">c) When you ran your code, did you get the time executed to be negative? If yes, why did that happen? (Since time cannot be negative). How could you fix this? Figure out how to fix it and do the necessary modifications.</text:p>
      <text:p text:style-name="P3"><text:span text:style-name="T10">Yes</text:span><text:span text:style-name="T8">, it is caused by the statement in line 46(also in line 39) where the printf is instructed to take the double floating number time_stamp as input but formatted to output it as %d(integer) instead of %f(floating point). <text:s/>Additionally, on 32bit system, the memory space of double only has 10 digits for significant number. <text:s/>When a large value like the time counting function used here fit into a double variable, there will be a truncation in number without using explicit type conversion.</text:span></text:p>
      <text:p text:style-name="P10">On little endian system, MSB are truncated, as a result.</text:p>
      <text:p text:style-name="P10">To fix it, I can change the printf format back to %lf.</text:p>
      <text:p text:style-name="P16">(integer part is not enough for storage)</text:p>
      <text:p text:style-name="P11"><text:soft-page-break/></text:p>
      <text:p text:style-name="P6">d) Change the data type of the variable time_stamp from <text:span text:style-name="T1">double</text:span> to <text:span text:style-name="T1">long int</text:span>. Is there a change in the values reported? If so, which of the values is the correct value? Why is there a difference?</text:p>
      <text:p text:style-name="P13">Yes, the vaule is no longer negative, and being correct.</text:p>
      <text:p text:style-name="P4"><text:span text:style-name="T9">B.</text:span><text:span text:style-name="T12"> </text:span><text:span text:style-name="T9">Instead</text:span><text:span text:style-name="T12"> of using double which uses 8bytes but storing only 10 significant bits, long int has 31significant bits, is sufficient to store such a large number in the situation.</text:span></text:p>
      <text:p text:style-name="P10"/>
      <text:p text:style-name="P12">The value reported (using the pair long int, %d) is now consistent with the pair (double, %lf) where both would not output negative value, assumed to be correct. <text:s/>The difference comes from the fact that the values are no longer truncated</text:p>
      <text:p text:style-name="P12"/>
      <text:p text:style-name="P6">e) Find out the structure of type “timeval”. Is it a standard C data type or is it platform specific?</text:p>
      <text:p text:style-name="P2"/>
      <text:p text:style-name="P14"><text:span text:style-name="T11">The </text:span><text:span text:style-name="T13">structure is not platform specific. The data type Double take 16bytes on a x86_64 system while 8bytes on x86 system, for instance.</text:span></text:p>
      <text:p text:style-name="P13">Also, time.h used here is specific to UNIX compiler like GCC, but is non-existent on Windows’ MSVC.</text:p>
      <text:p text:style-name="P2"/>
      <text:p text:style-name="P2"/>
      <text:p text:style-name="P5"><text:span text:style-name="T2">f) Print your output files for all four runs in your report. (and the fixed versions if you made changes above ). </text:span><text:span text:style-name="T5">Note: If you submit an output file with negative time, you must submit the corrected version also. Failure to do so will lead to loss of 50% of the points </text:span><text:soft-page-break/><text:span text:style-name="T5">for this lab.</text:span> </text:p>
      <text:p text:style-name="P6">g) Write a C program to get bit and byte lengths for all the following C numerical data types -<text:span text:style-name="T1">unsigned int, double, long, long long, char, float, struct timeval. </text:span>The new C code file should have name “lab3_2.c” and it should generate an output file named “lab3_2_out.txt”. <text:span text:style-name="T1">Hint – You can add codes to the lab3.c program to do this step</text:span>.</text:p>
      <text:h text:style-name="Heading_20_2" text:outline-level="2">4 Handin</text:h>
      <text:p text:style-name="P6">Results, Snapshots and Codes are inserted into Lab Report. <text:bookmark-start text:name="OLE_LINK1"/><text:bookmark-start text:name="OLE_LINK2"/>You can hand in before the deadline.<text:bookmark-end text:name="OLE_LINK1"/><text:bookmark-end text:name="OL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宋体" svg:font-family="宋体, SimSun" style:font-pitch="variable"/>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DejaVu Serif" fo:font-size="12pt" fo:language="en" fo:country="US"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alibri" fo:font-family="Calibri" style:font-family-generic="swiss"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2362in" fo:margin-bottom="0.2291in" loext:contextual-spacing="false"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1807in" fo:margin-bottom="0.1807in" loext:contextual-spacing="false" fo:line-height="173%" fo:keep-together="always" fo:keep-with-next="always"/>
      <style:text-properties style:font-name="Cambria" fo:font-family="Cambria" style:font-family-generic="roman" style:font-pitch="variable" fo:font-size="16pt" fo:font-weight="bold" style:font-name-asian="宋体" style:font-family-asian="宋体, SimSu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 style:family="paragraph" style:parent-style-name="Standard" style:next-style-name="Standard" style:class="chapter">
      <style:paragraph-properties fo:margin-top="0.1665in" fo:margin-bottom="0.0417in" loext:contextual-spacing="false" fo:line-height="130%" fo:text-align="center" style:justify-single-word="false"/>
      <style:text-properties style:font-name="Cambria" fo:font-family="Cambria" style:font-family-generic="roman" style:font-pitch="variable" fo:font-size="16pt" fo:font-weight="bold" style:letter-kerning="true" style:font-name-asian="宋体" style:font-family-asian="宋体, SimSu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默认段落字体" style:family="text"/>
    <style:style style:name="标题_20_1_20_Char" style:display-name="标题 1 Char" style:family="text">
      <style:text-properties fo:font-size="22pt" fo:font-weight="bold" style:letter-kerning="true" style:font-size-asian="22pt" style:font-weight-asian="bold" style:font-size-complex="22pt" style:font-weight-complex="bold"/>
    </style:style>
    <style:style style:name="标题_20_2_20_Char" style:display-name="标题 2 Char" style:family="text">
      <style:text-properties style:font-name="Cambria" fo:font-family="Cambria" style:font-family-generic="roman" style:font-pitch="variable" fo:font-size="16pt" fo:font-weight="bold" style:font-name-asian="宋体" style:font-family-asian="宋体, SimSu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副标题_20_Char" style:display-name="副标题 Char" style:family="text">
      <style:text-properties style:font-name="Cambria" fo:font-family="Cambria" style:font-family-generic="roman" style:font-pitch="variable" fo:font-size="16pt" fo:font-weight="bold" style:letter-kerning="true" style:font-name-asian="宋体" style:font-family-asian="宋体, SimSu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ighlight" style:family="text" style:parent-style-name="默认段落字体"/>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bullet text:level="2" text:style-name="WW8Num1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none"/>
    </style:style>
    <style:page-layout style:name="Mpm1">
      <style:page-layout-properties fo:page-width="8.2681in" fo:page-height="11.6929in" style:num-format="1" style:print-orientation="portrait" fo:margin-top="0.5909in" fo:margin-bottom="1in" fo:margin-left="1.25in" fo:margin-right="1.25in" style:writing-mode="lr-tb" style:layout-grid-color="#c0c0c0" style:layout-grid-lines="46"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091in" fo:margin-left="0in" fo:margin-right="0in" fo:margin-bottom="0.3701in" style:dynamic-spacing="true"/>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meta:initial-creator>
    <meta:creation-date>2012-10-17T23:54:00</meta:creation-date>
    <dc:date>2019-10-27T21:42:08.158984442</dc:date>
    <meta:editing-cycles>46</meta:editing-cycles>
    <meta:editing-duration>PT4H19M23S</meta:editing-duration>
    <meta:generator>LibreOffice/6.0.7.3$Linux_X86_64 LibreOffice_project/00m0$Build-3</meta:generator>
    <meta:document-statistic meta:table-count="0" meta:image-count="0" meta:object-count="0" meta:page-count="4" meta:paragraph-count="28" meta:word-count="642" meta:character-count="3629" meta:non-whitespace-character-count="3007"/>
    <meta:user-defined meta:name="Info 1"/>
    <meta:user-defined meta:name="Info 2"/>
    <meta:user-defined meta:name="Info 3"/>
    <meta:user-defined meta:name="Info 4"/>
  </office:meta>
</office:document-meta>
</file>